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746288192">
          <text:deletion>
            <office:change-info>
              <dc:creator>Ashok Hariharan</dc:creator>
              <dc:date>2010-02-09T12:39:00</dc:date>
            </office:change-info>
            <text:p text:style-name="P1">world</text:p>
          </text:deletion>
        </text:changed-region>
        <text:changed-region text:id="ct746280608">
          <text:insertion>
            <office:change-info>
              <dc:creator>Ashok Hariharan</dc:creator>
              <dc:date>2010-02-09T12:39:00</dc:date>
            </office:change-info>
          </text:insertion>
        </text:changed-region>
        <text:changed-region text:id="ct746000096">
          <text:deletion>
            <office:change-info>
              <dc:creator>Ashok Hariharan</dc:creator>
              <dc:date>2010-02-09T12:39:00</dc:date>
            </office:change-info>
            <text:p text:style-name="P1">she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riffids</text:h>
      <text:p text:style-name="P1"/>
      <text:p text:style-name="P1">When 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presently I had my first bit of objective evidence—a distant clock struck what sounded to me just like eight. I listened hard and suspiciously. Soon another clock began, on a hard, decisive note. In a leisurely fashion it gave an indisputable eight. Then I knew things were awry. </text:p>
      <text:p text:style-name="P1"/>
      <text:p text:style-name="P1"> The way I came to miss the end of the <text:change text:change-id="ct746288192"/><text:change-start text:change-id="ct746280608"/>month<text:change-end text:change-id="ct746280608"/>—well, the end of the world I had known for close on thirty years—was <text:change text:change-id="ct746000096"/><text:s/>accident: like a lot of survival, when you come to think of it. In the nature of things a good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clock the place simply couldn’t work. Each second there’s someone consulting it on births, deaths, doses, meals, lights, talking, working, sleeping, resting, visiting, dressing, washing—and hitherto it had decreed that someone should begin to wash and tidy me up at exactly three minutes after 7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text:soft-page-break/>shown up.  </text:p>
      <text:p text:style-name="P1"/>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Probably I would have been aggrieved about it any morning, but today, this Wednesday, May 8, was an occasion of particular personal importance. I was doubly anxious to get all the fuss and routine over because this was the day they were going to take off my ba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2-09T12:39:54</dc:date>
    <dc:creator>Ashok Hariharan</dc:creator>
    <meta:editing-duration>PT00H08M33S</meta:editing-duration>
    <meta:editing-cycles>6</meta:editing-cycles>
    <meta:generator>OpenOffice.org/3.1$Unix OpenOffice.org_project/310m19$Build-9420</meta:generator>
    <meta:document-statistic meta:table-count="0" meta:image-count="0" meta:object-count="0" meta:page-count="2" meta:paragraph-count="9" meta:word-count="501" meta:character-count="2751"/>
    <meta:user-defined meta:name="BungeniDocAuthor">Clerk</meta:user-defined>
    <meta:user-defined meta:name="BungeniDocOwner">Jimmy Buru</meta:user-defined>
  </office:meta>
</office:document-meta>
</file>